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fo:line-height="150%"/>
    </style:style>
    <style:style style:name="P2" style:family="paragraph" style:parent-style-name="Standard">
      <style:paragraph-properties fo:line-height="150%"/>
      <style:text-properties style:font-name="Arial"/>
    </style:style>
    <style:style style:name="P3" style:family="paragraph" style:parent-style-name="Standard" style:list-style-name="L1">
      <style:paragraph-properties fo:line-height="150%"/>
      <style:text-properties style:font-name="Arial"/>
    </style:style>
    <style:style style:name="P4" style:family="paragraph" style:parent-style-name="Standard">
      <style:paragraph-properties fo:line-height="150%"/>
      <style:text-properties style:font-name="Arial" fo:font-size="15pt" style:font-size-asian="15pt" style:font-size-complex="15pt"/>
    </style:style>
    <style:style style:name="P5" style:family="paragraph" style:parent-style-name="Standard">
      <style:paragraph-properties fo:line-height="150%" fo:text-align="center" style:justify-single-word="false"/>
      <style:text-properties style:font-name="Arial" fo:font-size="15pt" style:font-size-asian="15pt" style:font-size-complex="15pt"/>
    </style:style>
    <style:style style:name="P6" style:family="paragraph" style:parent-style-name="Standard">
      <style:paragraph-properties fo:line-height="150%" fo:text-align="center" style:justify-single-word="false"/>
      <style:text-properties style:font-name="Arial" fo:font-style="italic" style:font-style-asian="italic" style:font-style-complex="italic"/>
    </style:style>
    <style:style style:name="P7" style:family="paragraph" style:parent-style-name="Standard">
      <style:paragraph-properties fo:line-height="150%"/>
      <style:text-properties style:font-name="Arial" fo:font-size="14pt" style:font-size-asian="14pt" style:font-size-complex="14pt"/>
    </style:style>
    <style:style style:name="T1" style:family="text">
      <style:text-properties style:font-name="Arial"/>
    </style:style>
    <style:style style:name="T2" style:family="text">
      <style:text-properties fo:font-weight="bold" style:font-weight-asian="bold" style:font-weight-complex="bol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leitung zur Einrichtung </text:p>
      <text:p text:style-name="P5">der</text:p>
      <text:p text:style-name="P5">Testumgebung für das Praxisprojekt</text:p>
      <text:p text:style-name="P4"/>
      <text:p text:style-name="P2"/>
      <text:p text:style-name="P2">Das der erste Prototyp zu der Einbindung einer proprietären Bibliothek in ein Android Applikationsprojekt findet sich in GitHub. Hierzu empfehle ich das Versionskontrollsystem Git lokal zu installieren um sich bequem die jeweiligen Stände und Prototypen, die in diesem Projekt entstehen zu laden.</text:p>
      <text:p text:style-name="P2">Das Repository zum ersten Prototyp ist erreichbar unter:</text:p>
      <text:p text:style-name="P6">https://github.com/StephanMatthiasWagner/gitosis-androidGestureLib.git</text:p>
      <text:p text:style-name="P7"/>
      <text:p text:style-name="P7">Einrichten der Entwicklungsumgebung:</text:p>
      <text:list xml:id="list7699981386471948221" text:style-name="L1">
        <text:list-item>
          <text:p text:style-name="P3">Apache-Maven Einrichten:</text:p>
          <text:list>
            <text:list-item>
              <text:p text:style-name="P3"><text:s/>Entpacken und MAVEN_HOME Systemvariable (in Windows) setzen auf Maven Installationsverzeichnis</text:p>
            </text:list-item>
            <text:list-item>
              <text:p text:style-name="P3">Maven Repository User Verzeichnis einrichten: (.m2)</text:p>
            </text:list-item>
          </text:list>
        </text:list-item>
        <text:list-item>
          <text:p text:style-name="P3">Android Sdk Einrichten:</text:p>
          <text:list>
            <text:list-item>
              <text:p text:style-name="P3">Entpacken des Android SDK </text:p>
            </text:list-item>
            <text:list-item>
              <text:p text:style-name="P3">Java SDK empfohlen 1.7.x einrichten und JAVA_HOME Systemvariable (in Windows) auf Java SDK Installationsverzeichnis setzen.</text:p>
            </text:list-item>
            <text:list-item>
              <text:p text:style-name="P3">Android Sdk Manager starten aus Android Sdk Installationsverzeichnis. Falls noch nicht geschehen API 16 (empfohlen) installieren.</text:p>
            </text:list-item>
            <text:list-item>
              <text:p text:style-name="P3">ANDROID_HOME Systemvariable (in Windows) auf das Installationsverzeichnis des Android SDK setzen.</text:p>
            </text:list-item>
          </text:list>
        </text:list-item>
        <text:list-item>
          <text:p text:style-name="P1"><text:span text:style-name="T1">Testumgebung einrichten:</text:span></text:p>
          <text:list>
            <text:list-item>
              <text:p text:style-name="P3">Empfohlene Umgebung: Jetbrains Intellij Comunity Version. Die Maven Integration wird hier mitgeliefert.</text:p>
              <text:p text:style-name="P3"/>
            </text:list-item>
            <text:list-item>
              <text:p text:style-name="P3"><text:soft-page-break/>Für Projektmodule sollte zunächst falls nicht schon geschehen die Project Java SDK in File-&gt;Projectsettings gesetzt werden, sowie die Android SDK API.</text:p>
            </text:list-item>
            <text:list-item>
              <text:p text:style-name="P3">Ggf. in Intellij den Pfad zum Maven Repositoryin den Setting einstellen und Projekt Bauen:</text:p>
              <text:list>
                <text:list-item>
                  <text:p text:style-name="P3">Hierzu zuerst das Maven Target <text:span text:style-name="T2">Install</text:span> für das Modul GestureLib aufrufen (aus Idea oder direkt) dabei wird im Maven Repository entsprechende Jar erstellt (com.wagner.android.gesturelib.jar)</text:p>
                </text:list-item>
                <text:list-item>
                  <text:p text:style-name="P3">Nun kann das Modul SampleApp gebaut werden. Hier führt der Aufruf des Maven-Targets <text:span text:style-name="T2">Package</text:span> dazu, dass die apk Datei für den Export auf ein Android Device (virtuell oder usb device) gepackt wird und im Ordner „Target“ des selben Moduls erscheint.</text:p>
                </text:list-item>
                <text:list-item>
                  <text:p text:style-name="P3">Ist ein virtuelles oder USB Device Konfiguriert, kann die Sample Applikation auch gleich getestet werde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17:38:51.88</meta:creation-date>
    <dc:date>2014-08-24T20:38:23.42</dc:date>
    <meta:editing-duration>PT10H28M55S</meta:editing-duration>
    <meta:editing-cycles>4</meta:editing-cycles>
    <meta:generator>OpenOffice/4.0.1$Win32 OpenOffice.org_project/401m5$Build-9714</meta:generator>
    <meta:document-statistic meta:table-count="0" meta:image-count="0" meta:object-count="0" meta:page-count="2" meta:paragraph-count="22" meta:word-count="272" meta:character-count="2026"/>
  </office:meta>
</office:document-meta>
</file>